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table-of-content text:style-name="Sect1" text:protected="true" text:name="Table of Contents1">
        <text:table-of-content-source text:outline-level="5">
          <text:index-title-template text:style-name="Contents_20_Heading">Class Designer Libr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Class Designer Library</text:p>
          </text:index-title>
          <text:p text:style-name="P3">Utility Classes<text:tab/>2</text:p>
          <text:p text:style-name="P4">Set Types<text:tab/>2</text:p>
        </text:index-body>
      </text:table-of-content>
      <text:p text:style-name="Standard"/>
      <text:h text:style-name="P2" text:outline-level="2">Utility Classes</text:h>
      <text:h text:style-name="Heading_20_4" text:outline-level="4">Set Types</text:h>
      <text:p text:style-name="Standard">The ABSet, ABCSet, ABCDSet and ABCDESet types</text:p>
      <text:p text:style-name="Standard">Specialty RGBSet, and RGBASet to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  <style:text-properties style:font-name="Arial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Page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9$Build-9124</meta:generator>
    <meta:initial-creator>Mike Kasprzak</meta:initial-creator>
    <meta:creation-date>2006-03-15T21:41:32</meta:creation-date>
    <dc:date>2007-12-11T23:43:06</dc:date>
    <dc:language>en-US</dc:language>
    <meta:editing-cycles>131</meta:editing-cycles>
    <meta:editing-duration>PT14H4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8" meta:word-count="26" meta:character-count="158"/>
  </office:meta>
</office:document-meta>
</file>